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widows="2" fo:orphans="2" fo:break-before="page" fo:text-align="center" fo:line-height="0.3472in"/>
      <style:text-properties style:font-name="標楷體" style:font-name-asian="標楷體" style:font-name-complex="新細明體" fo:color="#000000" style:letter-kerning="false" fo:font-size="16pt" style:font-size-asian="16pt" style:font-size-complex="16pt"/>
    </style:style>
    <style:style style:name="P3" style:parent-style-name="Textbody" style:family="paragraph">
      <style:paragraph-properties fo:widows="2" fo:orphans="2" fo:text-align="end" fo:line-height="0.3472in"/>
      <style:text-properties style:font-name="標楷體" style:font-name-asian="標楷體" style:font-name-complex="新細明體" fo:color="#000000" style:letter-kerning="false"/>
    </style:style>
    <style:style style:name="P4" style:parent-style-name="Textbody" style:family="paragraph">
      <style:paragraph-properties fo:widows="2" fo:orphans="2" fo:text-align="end" fo:line-height="150%"/>
      <style:text-properties style:font-name="標楷體" style:font-name-asian="標楷體" style:font-name-complex="新細明體" fo:color="#000000" style:letter-kerning="false"/>
    </style:style>
    <style:style style:name="P5" style:parent-style-name="Textbody" style:family="paragraph">
      <style:paragraph-properties fo:widows="2" fo:orphans="2" fo:line-height="150%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6" style:parent-style-name="Textbody" style:family="paragraph">
      <style:paragraph-properties fo:widows="2" fo:orphans="2" fo:line-height="150%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7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8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9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0" style:parent-style-name="Textbody" style:family="paragraph">
      <style:paragraph-properties fo:widows="2" fo:orphans="2" fo:line-height="150%" fo:margin-left="0.6666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1" style:parent-style-name="Textbody" style:family="paragraph">
      <style:paragraph-properties fo:widows="2" fo:orphans="2" fo:line-height="150%" fo:margin-left="0.75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2" style:parent-style-name="Textbody" style:family="paragraph">
      <style:paragraph-properties fo:widows="2" fo:orphans="2" fo:line-height="150%" fo:margin-left="0.75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3" style:parent-style-name="Textbody" style:family="paragraph">
      <style:paragraph-properties fo:widows="2" fo:orphans="2" fo:line-height="150%" fo:margin-left="0.75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4" style:parent-style-name="Textbody" style:family="paragraph">
      <style:paragraph-properties fo:widows="2" fo:orphans="2" fo:line-height="150%" fo:margin-left="0.9166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5" style:parent-style-name="Textbody" style:family="paragraph">
      <style:paragraph-properties fo:widows="2" fo:orphans="2" fo:line-height="150%" fo:margin-left="0.9166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6" style:parent-style-name="Textbody" style:family="paragraph">
      <style:paragraph-properties fo:widows="2" fo:orphans="2" fo:line-height="150%" fo:margin-left="0.9166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7" style:parent-style-name="Textbody" style:family="paragraph">
      <style:paragraph-properties fo:widows="2" fo:orphans="2" fo:line-height="150%" fo:margin-left="0.6666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8" style:parent-style-name="Textbody" style:family="paragraph">
      <style:paragraph-properties fo:widows="2" fo:orphans="2" fo:line-height="150%" fo:margin-left="0.75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9" style:parent-style-name="Textbody" style:family="paragraph">
      <style:paragraph-properties fo:widows="2" fo:orphans="2" fo:line-height="150%" fo:margin-left="0.75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0" style:parent-style-name="Textbody" style:family="paragraph">
      <style:paragraph-properties fo:widows="2" fo:orphans="2" fo:line-height="150%" fo:margin-left="0.75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1" style:parent-style-name="Textbody" style:family="paragraph">
      <style:paragraph-properties fo:widows="2" fo:orphans="2" fo:line-height="150%" fo:margin-left="0.75in" fo:text-indent="-0.25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2" style:parent-style-name="Textbody" style:family="paragraph">
      <style:paragraph-properties fo:widows="2" fo:orphans="2" fo:line-height="150%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3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4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5" style:parent-style-name="Textbody" style:family="paragraph">
      <style:paragraph-properties fo:widows="2" fo:orphans="2" fo:line-height="150%" fo:margin-left="0.3333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6" style:parent-style-name="Textbody" style:family="paragraph">
      <style:paragraph-properties fo:widows="2" fo:orphans="2" fo:line-height="150%" fo:margin-left="0.6666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7" style:parent-style-name="Textbody" style:family="paragraph">
      <style:paragraph-properties fo:widows="2" fo:orphans="2" fo:line-height="150%" fo:margin-left="0.6666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8" style:parent-style-name="Textbody" style:family="paragraph">
      <style:paragraph-properties fo:widows="2" fo:orphans="2" fo:line-height="150%" fo:margin-left="0.6666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29" style:parent-style-name="Textbody" style:family="paragraph">
      <style:paragraph-properties fo:widows="2" fo:orphans="2" fo:line-height="150%" fo:margin-left="0.6666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0" style:parent-style-name="Textbody" style:family="paragraph">
      <style:paragraph-properties fo:widows="2" fo:orphans="2" fo:line-height="150%" fo:margin-left="0.6666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1" style:parent-style-name="Textbody" style:family="paragraph">
      <style:paragraph-properties fo:widows="2" fo:orphans="2" fo:line-height="150%" fo:margin-left="0.3333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2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3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4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5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6" style:parent-style-name="Textbody" style:family="paragraph">
      <style:paragraph-properties fo:widows="2" fo:orphans="2" fo:line-height="150%" fo:margin-left="0.3333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7" style:parent-style-name="Textbody" style:family="paragraph">
      <style:paragraph-properties fo:widows="2" fo:orphans="2" fo:line-height="150%" fo:margin-left="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8" style:parent-style-name="Textbody" style:family="paragraph">
      <style:paragraph-properties fo:widows="2" fo:orphans="2" fo:line-height="150%" fo:margin-left="0.3333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39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0" style:parent-style-name="Textbody" style:family="paragraph">
      <style:paragraph-properties fo:widows="2" fo:orphans="2" fo:line-height="150%" fo:margin-left="0.5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1" style:parent-style-name="Textbody" style:family="paragraph">
      <style:paragraph-properties fo:widows="2" fo:orphans="2" fo:line-height="150%" fo:margin-left="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2" style:parent-style-name="Textbody" style:family="paragraph">
      <style:paragraph-properties fo:widows="2" fo:orphans="2" fo:line-height="150%" fo:margin-left="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3" style:parent-style-name="Textbody" style:family="paragraph">
      <style:paragraph-properties fo:widows="2" fo:orphans="2" fo:line-height="150%" fo:margin-left="0.3333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4" style:parent-style-name="Textbody" style:family="paragraph">
      <style:paragraph-properties fo:widows="2" fo:orphans="2" fo:line-height="150%" fo:margin-left="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5" style:parent-style-name="Textbody" style:family="paragraph">
      <style:paragraph-properties fo:widows="2" fo:orphans="2" fo:line-height="150%" fo:margin-left="0.3333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6" style:parent-style-name="Textbody" style:family="paragraph">
      <style:paragraph-properties fo:widows="2" fo:orphans="2" fo:line-height="150%" fo:margin-left="0.3333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7" style:parent-style-name="Textbody" style:family="paragraph">
      <style:paragraph-properties fo:widows="2" fo:orphans="2" fo:line-height="150%" fo:margin-left="0.3333in" fo:text-indent="-0.3333in">
        <style:tab-stops/>
      </style:paragraph-properties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48" style:parent-style-name="Textbody" style:family="paragraph">
      <style:paragraph-properties fo:widows="2" fo:orphans="2" fo:line-height="150%" fo:margin-left="0.3333in" fo:text-indent="-0.3333in">
        <style:tab-stops/>
      </style:paragraph-properties>
    </style:style>
    <style:style style:name="T4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</office:automatic-styles>
  <office:body>
    <office:text text:use-soft-page-breaks="true">
      <text:p text:style-name="P1">巿區汽車客運業旅客運送定型化契約範本</text:p>
      <text:p text:style-name="P3">交通部108年11月14日交路字第10850147459號公告訂定，</text:p>
      <text:p text:style-name="P4">並自即日生效</text:p>
      <text:p text:style-name="P5">【】：業者視實際營運狀況擇填</text:p>
      <text:p text:style-name="P6">壹、購買車票：</text:p>
      <text:p text:style-name="P7">一、旅客得選擇以【票證】或【投現金方式】搭車，並依公告票價及收費方式付費，於【上】【下】車時交付。</text:p>
      <text:p text:style-name="P8">二、持用優待票者，旅客應主動出示優待身分證明文件，以供查驗。未依規定使用優待票者，以搭乘該路線全程、全票票價補票。</text:p>
      <text:p text:style-name="P9">三、優待票使用對象：</text:p>
      <text:p text:style-name="P10">(一)老人、身心障礙者優待票及兒童票之規定：</text:p>
      <text:p text:style-name="P11">1、年滿六十五歲以上，持有國民身分證或敬老證之老人。</text:p>
      <text:p text:style-name="P12">2、持有身心障礙證明之身心障礙者及其必要陪伴者一人。</text:p>
      <text:p text:style-name="P13">3、兒童票：</text:p>
      <text:p text:style-name="P14">(1)免費：身高未滿一百十五公分者，或身高滿一百十五公分而未滿六歲，經出示身分證件者。</text:p>
      <text:p text:style-name="P15">(2)半票：身高滿一百十五公分未滿一百五十公分者，或身高滿一百五十公分而未滿十二歲，經出示身分證件者。</text:p>
      <text:p text:style-name="P16">(3)免費之兒童，須由已購買全票或成年之旅客陪同，每一旅客以二位免費兒童同行為限，逾限者，應購買半票。</text:p>
      <text:p text:style-name="P17">(二)【警察】、【軍人】、【學生】、【外籍老人】優待票之規定：</text:p>
      <text:p text:style-name="P18">1、【依警察人員管理條例任官、授階執行警察任務之人員】。</text:p>
      <text:p text:style-name="P19">2、【制服整齊之現役軍人或持軍人身分補給證之便衣現役軍人】。</text:p>
      <text:p text:style-name="P20">3、【具正式學籍並持有學生證之學生】。</text:p>
      <text:p text:style-name="P21">4、【外籍人士年滿六十五歲以上持有證照之老人】。</text:p>
      <text:p text:style-name="P22">貳、補票：</text:p>
      <text:soft-page-break/>
      <text:p text:style-name="P23">一、旅客無票乘車或持用失效票，應自旅客起程站補收票價；如無正當理由，並得加收百分之五十（隨相關規定調整）票價。</text:p>
      <text:p text:style-name="P24">二、旅客誤乘班車時，本公司應按誤乘里程補收票價，並應免費送回原起程站或與原定路線距離最近之銜接站，其原購車票須經站車人員簽字並註明「路程錯誤」方可延期有效，如旅客不願回起程或銜接站者，其誤乘路段之票價與原購票價發生差額時，應分別補收或退還。</text:p>
      <text:p text:style-name="P25">參、旅客有下列情形之一者，本公司得拒絕其搭乘：</text:p>
      <text:p text:style-name="P26">(一)【身患傳染病者】。</text:p>
      <text:p text:style-name="P27">(二)【兒童過於幼小無人護送者】。</text:p>
      <text:p text:style-name="P28">(三)【酗酒或狀似瘋癲者】。</text:p>
      <text:p text:style-name="P29">(四)攜帶違禁品、危險品、易生變壞或破損之物品、不潔或易污損他物之物品、厭惡品。</text:p>
      <text:p text:style-name="P30">(五)不適宜隨客車運送之動物類。但視覺、聽覺、肢體功能障礙者攜帶之導盲犬、導聾犬、肢體輔助犬，或導盲犬、導聾犬、肢體輔助犬專業訓練人員於執行訓練時攜帶之幼犬不在此限。</text:p>
      <text:p text:style-name="P31">肆、旅客乘車規定：</text:p>
      <text:p text:style-name="P32">一、搭車時請握穩扶桿、勿隨意走動、勿緊靠車門站立及將頭手伸出車外，下車請提早拉鈴。</text:p>
      <text:p text:style-name="P33">二、不得無故佔用老殘婦孺專用座位。</text:p>
      <text:p text:style-name="P34">三、車廂內禁止吸菸。</text:p>
      <text:p text:style-name="P35">四、遇有緊急事故，請依駕駛人員之引導及操作說明使用安全設備。</text:p>
      <text:p text:style-name="P36">伍、班車行車規定：</text:p>
      <text:p text:style-name="P37">班車之行駛路線圖(含停靠站)及行車班距於站牌標示，均按路線行駛、停靠及按時發車。但如遇集會地區、臨時交通管制區致無法通行，機械故障、氣候變化致無法行駛，或其他必要情況，得加以調整變更，並適時於車站或大眾媒體公告。</text:p>
      <text:p text:style-name="P38">陸、行李攜帶及行車事故賠償：</text:p>
      <text:soft-page-break/>
      <text:p text:style-name="P39">一、旅客隨身攜帶之行李及小件物品，能置於座位下或行李架上而不妨礙其他旅客者，得攜帶上車，並應自行照料。</text:p>
      <text:p text:style-name="P40">二、本公司遇有行車事故，致旅客傷害、死亡或財物毀損、喪失時，應負損害賠償責任。其損害賠償金額得依「汽車運輸業行車事故損害賠償金額及醫療補助費發給辦法」規定辦理。</text:p>
      <text:p text:style-name="P41">旅客所受損害超過前項賠償規定者，仍得依民法及其他法律請求賠償。</text:p>
      <text:p text:style-name="P42">第一項行車事故經證明係因不可抗力或因旅客之故意、過失所致者，本公司不負損害賠償責任。</text:p>
      <text:p text:style-name="P43">柒、因故不能運送旅客之處理：</text:p>
      <text:p text:style-name="P44">班車行駛途中非因可歸責於旅客之事由（如路阻、交通事故、車輛故障等），致不能運送旅客，本公司應安排旅客免費改搭下次班車或其他路線班車。</text:p>
      <text:p text:style-name="P45">捌、旅客毀損本公司公車及車站各項設備者，應依法負損賠償責任。</text:p>
      <text:p text:style-name="P46">玖、本公司客車上均有標示服務電話，並於車站及客車上置備旅客意見箱以便於旅客申訴或改進服務建議。</text:p>
      <text:p text:style-name="P47">拾、本公司服務缺失致造成旅客權益受損，除先由本公司查明改進外，旅客亦得向公路主管機關、消費者保護機關、團體等申訴，俾求衡平合理之解決。</text:p>
      <text:p text:style-name="P48"><text:span text:style-name="T49">拾壹、本契約如有未盡事宜，悉依其他相關法令、習慣、誠信原則處理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內文Web" style:display-name="內文 (Web)" style:family="paragraph" style:parent-style-name="Textbody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方塊文字" style:display-name="註解方塊文字" style:family="paragraph" style:parent-style-name="Textbody">
      <style:text-properties style:font-name="Cambria" style:font-name-asian="Cambria" style:font-name-complex="Cambria" fo:font-size="9pt" style:font-size-asian="9pt" style:font-size-complex="9pt" fo:hyphenate="false"/>
    </style:style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8659in" fo:margin-bottom="0.5in" fo:margin-right="0.865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頁尾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公路汽車﹝市區﹞汽車客運業旅客運送定型化契約範本</dc:title>
    <meta:initial-creator>tccg</meta:initial-creator>
    <dc:creator>林士堯</dc:creator>
    <meta:creation-date>2019-11-14T08:08:00Z</meta:creation-date>
    <dc:date>2019-11-14T08:08:00Z</dc:date>
    <meta:print-date>2019-11-05T10:36:00Z</meta:print-date>
    <meta:template xlink:href="Normal" xlink:type="simple"/>
    <meta:editing-cycles>2</meta:editing-cycles>
    <meta:editing-duration>PT60S</meta:editing-duration>
    <meta:document-statistic meta:page-count="3" meta:paragraph-count="3" meta:word-count="248" meta:character-count="1661" meta:row-count="11" meta:non-whitespace-character-count="1416"/>
  </office:meta>
</office:document-meta>
</file>